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  <style:font-face style:name="arial1" svg:font-family="arial" style:font-adornments="Italique" style:font-family-generic="swiss"/>
    <style:font-face style:name="arial2" svg:font-family="arial" style:font-adornments="Normal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  <style:font-face style:name="arial1" svg:font-family="arial" style:font-adornments="Italique" style:font-family-generic="swiss"/>
    <style:font-face style:name="arial2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499cm" style:auto-text-indent="false" style:page-number="auto"/>
      <style:text-properties style:font-name="arial2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499cm" style:auto-text-indent="false" style:page-number="auto"/>
      <style:text-properties style:font-name="arial2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.3cm" fo:margin-bottom="0.499cm" style:contextual-spacing="false" fo:line-height="150%" fo:text-align="justify" style:justify-single-word="false" style:page-number="auto" text:number-lines="false" text:line-number="0"/>
      <style:text-properties style:font-name="arial" fo:font-family="arial" style:font-style-name="Gras" style:font-family-generic="swiss" fo:font-size="13pt" fo:language="zxx" fo:country="none" fo:font-weight="bold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top="4.001cm" fo:margin-bottom="0.21cm" style:contextual-spacing="false" fo:text-align="center" style:justify-single-word="false" style:page-number="auto">
        <style:tab-stops/>
      </style:paragraph-properties>
      <style:text-properties fo:color="#000058" loext:opacity="100%" style:font-name="arial" fo:font-family="arial" style:font-style-name="Gras" style:font-family-generic="swiss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>
        <style:tab-stops/>
      </style:paragraph-properties>
      <style:text-properties fo:color="#000084" loext:opacity="100%" style:font-name="arial" fo:font-family="arial" style:font-style-name="Gras" style:font-family-generic="swiss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style:contextual-spacing="false" fo:text-align="justify" style:justify-single-word="false" fo:text-indent="0.499cm" style:auto-text-indent="false" style:page-number="auto"/>
      <style:text-properties fo:color="#0000b0" loext:opacity="100%" style:font-name="arial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21cm" style:contextual-spacing="false" fo:text-indent="0.801cm" style:auto-text-indent="false" style:page-number="auto"/>
      <style:text-properties fo:color="#0000dc" loext:opacity="100%" style:font-name="arial" fo:font-family="arial" style:font-style-name="Gras" style:font-family-generic="swiss" fo:font-size="16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style:contextual-spacing="false" fo:line-height="150%" fo:text-align="justify" style:justify-single-word="false" fo:text-indent="0cm" style:auto-text-indent="false" style:page-number="auto"/>
      <style:text-properties style:font-name="arial1" fo:font-family="arial" style:font-style-name="Italique" style:font-family-generic="swiss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.199cm" style:contextual-spacing="false" fo:line-height="150%" fo:text-align="justify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Gras" style:font-family-generic="swiss" fo:font-size="14pt" fo:font-weight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.199cm" style:contextual-spacing="false" fo:text-align="center" style:justify-single-word="false" style:page-number="auto"/>
      <style:text-properties style:font-name="arial" fo:font-family="arial" style:font-style-name="Gras" style:font-family-generic="swiss" fo:font-size="11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>
      <style:paragraph-properties fo:margin-left="0cm" fo:margin-right="0cm" fo:margin-top="0cm" fo:margin-bottom="0.101cm" style:contextual-spacing="false" fo:text-indent="0cm" style:auto-text-indent="false"/>
      <style:text-properties fo:font-size="11p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43:29.278091552</meta:creation-date>
    <meta:generator>LibreOffice/7.3.5.2$Linux_X86_64 LibreOffice_project/30$Build-2</meta:generator>
    <dc:date>2022-10-07T09:01:57.791321544</dc:date>
    <meta:editing-duration>PT3M4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